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680000032754F31E6275069A8D.png" manifest:media-type="image/png"/>
  <manifest:file-entry manifest:full-path="Pictures/1000020100000230000000F95D25F505B3DE0BBD.png" manifest:media-type="image/png"/>
  <manifest:file-entry manifest:full-path="Pictures/10000201000001090000007D49E281DC27545333.png" manifest:media-type="image/png"/>
  <manifest:file-entry manifest:full-path="Pictures/1000020100000106000001001A42933F0386A481.png" manifest:media-type="image/png"/>
  <manifest:file-entry manifest:full-path="Pictures/100002010000035D0000023C70B7A4B68E14FD74.png" manifest:media-type="image/png"/>
  <manifest:file-entry manifest:full-path="Pictures/10000201000003550000018EE73A493BDB5BB09B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0000000036F0000025DFBC0F0191A577E7D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201000001B8000000D732E23BFE350DAC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10.75cm"/>
    </style:style>
    <style:style style:name="gr5" style:family="graphic" style:parent-style-name="standard">
      <style:graphic-properties draw:stroke="none" svg:stroke-color="#000000" draw:fill="solid" draw:fill-color="#111111" draw:auto-grow-height="true" draw:auto-grow-width="false" fo:max-height="0cm" fo:min-height="11.29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solid" draw:fill-color="#111111"/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50%">
        <style:tab-stops/>
      </style:paragraph-properties>
      <style:text-properties fo:font-size="32pt" style:font-size-asian="24pt" style:font-size-complex="24pt"/>
    </style:style>
    <style:style style:name="P8" style:family="paragraph">
      <loext:graphic-properties draw:fill="none" draw:fill-color="#ffffff"/>
      <style:paragraph-properties fo:line-height="150%">
        <style:tab-stops/>
      </style:paragraph-properties>
      <style:text-properties fo:font-size="32pt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fo:color="#a9b7c6" style:text-outline="false" style:text-line-through-style="none" style:text-line-through-type="none" style:font-name="DejaVu Sans Mono" fo:font-size="14.5pt" fo:font-style="italic" fo:text-shadow="none" style:text-underline-style="none" fo:font-weight="normal" style:letter-kerning="true" style:font-name-asian="DejaVu Sans Mono" style:font-size-asian="14.5pt" style:font-style-asian="italic" style:font-name-complex="DejaVu Sans Mono" style:font-size-complex="14.5pt" style:font-style-complex="italic" style:text-emphasize="none" style:font-relief="none" style:text-overline-style="none" style:text-overline-color="font-color"/>
    </style:style>
    <style:style style:name="T2" style:family="text">
      <style:text-properties fo:color="#6897bb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style:style style:name="T3" style:family="text">
      <style:text-properties fo:color="#a9b7c6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style:style style:name="T4" style:family="text">
      <style:text-properties fo:color="#cc7832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style:style style:name="T5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Scala</text:p>
          </draw:text-box>
        </draw:frame>
        <draw:frame draw:style-name="gr1" draw:text-style-name="P1" draw:layer="layout" svg:width="12.656cm" svg:height="0.963cm" svg:x="7.544cm" svg:y="14.637cm">
          <draw:text-box>
            <text:p>https://github.com/dchrusciak/scala-train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Data types</text:p>
          </draw:text-box>
        </draw:frame>
        <draw:frame draw:style-name="gr3" draw:text-style-name="P3" draw:layer="layout" svg:width="25.668cm" svg:height="17.666cm" svg:x="1.3cm" svg:y="3.2cm">
          <draw:image xlink:href="Pictures/100000000000036F0000025DFBC0F0191A577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Recursion</text:p>
          </draw:text-box>
        </draw:frame>
        <draw:frame draw:style-name="gr4" draw:text-style-name="P5" draw:layer="layout" svg:width="23.4cm" svg:height="11cm" svg:x="2.4cm" svg:y="6.2cm">
          <draw:text-box>
            <text:p text:style-name="P4"><text:span text:style-name="T1"/></text:p>
            <text:p text:style-name="P4"><text:span text:style-name="T1"/></text:p>
            <text:p text:style-name="P4"><text:span text:style-name="T2"><text:s text:c="3"/></text:span><text:span text:style-name="T3">factorial(</text:span><text:span text:style-name="T2">5</text:span><text:span text:style-name="T3">)</text:span><text:span text:style-name="T3"><text:line-break/></text:span><text:span text:style-name="T2"> <text:s text:c="2"/>5 </text:span><text:span text:style-name="T3">* factorial(</text:span><text:span text:style-name="T2">4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factorial(</text:span><text:span text:style-name="T2">3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factorial(</text:span><text:span text:style-name="T2">2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 </text:span><text:span text:style-name="T3">* factorial(</text:span><text:span text:style-name="T2">1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 </text:span><text:span text:style-name="T3">* </text:span><text:span text:style-name="T2">1</text:span><text:span text:style-name="T2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</text:span><text:span text:style-name="T2"><text:line-break/></text:span><text:span text:style-name="T2"> <text:s text:c="2"/>5 </text:span><text:span text:style-name="T3">* </text:span><text:span text:style-name="T2">4 </text:span><text:span text:style-name="T3">* </text:span><text:span text:style-name="T2">6</text:span><text:span text:style-name="T2"><text:line-break/></text:span><text:span text:style-name="T2"> <text:s text:c="2"/>5 </text:span><text:span text:style-name="T3">* </text:span><text:span text:style-name="T2">24</text:span><text:span text:style-name="T2"><text:line-break/></text:span><text:span text:style-name="T2"> <text:s text:c="2"/>12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Tail recursion</text:p>
          </draw:text-box>
        </draw:frame>
        <draw:frame draw:style-name="gr5" draw:text-style-name="P5" draw:layer="layout" svg:width="23.4cm" svg:height="11.549cm" svg:x="2.4cm" svg:y="6.2cm">
          <draw:text-box>
            <text:p text:style-name="P4"><text:span text:style-name="T1"/></text:p>
            <text:p text:style-name="P4"><text:span text:style-name="T1"/></text:p>
            <text:p text:style-name="P4"><text:span text:style-name="T3"><text:s text:c="3"/></text:span><text:span text:style-name="T3">factorial(</text:span><text:span text:style-name="T2">5</text:span><text:span text:style-name="T4">, </text:span><text:span text:style-name="T2">1</text:span><text:span text:style-name="T3">)</text:span><text:span text:style-name="T3"><text:line-break/></text:span><text:span text:style-name="T3"> <text:s text:c="2"/>factorial(</text:span><text:span text:style-name="T2">4</text:span><text:span text:style-name="T4">, </text:span><text:span text:style-name="T2">5</text:span><text:span text:style-name="T3">)</text:span><text:span text:style-name="T3"><text:line-break/></text:span><text:span text:style-name="T3"> <text:s text:c="2"/>factorial(</text:span><text:span text:style-name="T2">3</text:span><text:span text:style-name="T4">, </text:span><text:span text:style-name="T2">20</text:span><text:span text:style-name="T3">)</text:span><text:span text:style-name="T3"><text:line-break/></text:span><text:span text:style-name="T3"> <text:s text:c="2"/>factorial(</text:span><text:span text:style-name="T2">2</text:span><text:span text:style-name="T4">, </text:span><text:span text:style-name="T2">60</text:span><text:span text:style-name="T3">)</text:span><text:span text:style-name="T3"><text:line-break/></text:span><text:span text:style-name="T3"> <text:s text:c="2"/>factorial(</text:span><text:span text:style-name="T2">1</text:span><text:span text:style-name="T4">, </text:span><text:span text:style-name="T2">120</text:span><text:span text:style-name="T3">)</text:span><text:span text:style-name="T3"><text:line-break/></text:span><text:span text:style-name="T3"> <text:s text:c="2"/></text:span><text:span text:style-name="T2">120</text:span></text:p>
            <text:p text:style-name="P4"><text:span text:style-name="T3"><text:s text:c="3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ption</text:p>
          </draw:text-box>
        </draw:frame>
        <draw:frame draw:style-name="gr3" draw:text-style-name="P3" draw:layer="layout" svg:width="19.667cm" svg:height="9.61cm" svg:x="4.933cm" svg:y="4.99cm">
          <draw:image xlink:href="Pictures/10000201000001B8000000D732E23BFE350DA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Immutable Collections</text:p>
          </draw:text-box>
        </draw:frame>
        <draw:frame draw:style-name="gr3" draw:text-style-name="P3" draw:layer="layout" svg:width="26.866cm" svg:height="12.534cm" svg:x="0.642cm" svg:y="3.666cm">
          <draw:image xlink:href="Pictures/10000201000003550000018EE73A493BDB5BB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Mutable Collections</text:p>
          </draw:text-box>
        </draw:frame>
        <draw:frame draw:style-name="gr3" draw:text-style-name="P3" draw:layer="layout" svg:width="25.6cm" svg:height="17.006cm" svg:x="1.2cm" svg:y="3.6cm">
          <draw:image xlink:href="Pictures/100002010000035D0000023C70B7A4B68E14FD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List</text:p>
          </draw:text-box>
        </draw:frame>
        <draw:frame draw:style-name="gr3" draw:text-style-name="P3" draw:layer="layout" svg:width="8.6cm" svg:height="8.403cm" svg:x="18cm" svg:y="12.4cm">
          <draw:image xlink:href="Pictures/1000020100000106000001001A42933F0386A481.png" xlink:type="simple" xlink:show="embed" xlink:actuate="onLoad">
            <text:p/>
          </draw:image>
        </draw:frame>
        <draw:frame draw:style-name="gr3" draw:text-style-name="P3" draw:layer="layout" svg:width="14.644cm" svg:height="6.906cm" svg:x="1.156cm" svg:y="12.494cm">
          <draw:image xlink:href="Pictures/10000201000001090000007D49E281DC27545333.png" xlink:type="simple" xlink:show="embed" xlink:actuate="onLoad">
            <text:p/>
          </draw:image>
        </draw:frame>
        <draw:frame draw:style-name="gr3" draw:text-style-name="P3" draw:layer="layout" svg:width="14.816cm" svg:height="6.587cm" svg:x="6.6cm" svg:y="3.8cm">
          <draw:image xlink:href="Pictures/1000020100000230000000F95D25F505B3DE0B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Libraries, frameworks and tools</text:p>
          </draw:text-box>
        </draw:frame>
        <draw:frame draw:style-name="gr6" draw:text-style-name="P8" draw:layer="layout" svg:width="18.6cm" svg:height="7.791cm" svg:x="5.3cm" svg:y="5cm">
          <draw:text-box>
            <text:list text:style-name="L3">
              <text:list-item>
                <text:p text:style-name="P7"><text:span text:style-name="T5">Scalaz, Cats, Shapeless</text:span></text:p>
              </text:list-item>
              <text:list-item>
                <text:p text:style-name="P7"><text:span text:style-name="T5">Play Framework</text:span></text:p>
              </text:list-item>
              <text:list-item>
                <text:p text:style-name="P7"><text:span text:style-name="T5">Akka</text:span></text:p>
              </text:list-item>
              <text:list-item>
                <text:p text:style-name="P7"><text:span text:style-name="T5">SB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Scalatron</text:p>
          </draw:text-box>
        </draw:frame>
        <draw:frame draw:style-name="gr7" draw:text-style-name="P9" draw:layer="layout" svg:width="24.462cm" svg:height="14.263cm" svg:x="1.938cm" svg:y="4.4cm">
          <draw:image xlink:href="Pictures/10000201000005680000032754F31E6275069A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08:05.881099691</meta:creation-date>
    <meta:editing-duration>PT4H5M14S</meta:editing-duration>
    <meta:editing-cycles>18</meta:editing-cycles>
    <meta:generator>LibreOffice/6.0.7.3$Linux_X86_64 LibreOffice_project/00m0$Build-3</meta:generator>
    <dc:title>Lush Green</dc:title>
    <dc:date>2019-01-28T19:06:59.889074933</dc:date>
    <meta:document-statistic meta:object-count="96"/>
  </office:meta>
</office:document-meta>
</file>